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567cm"/>
    </style:style>
    <style:style style:name="gr4" style:family="graphic" style:parent-style-name="objectwithoutfill">
      <style:graphic-properties svg:stroke-width="0.106cm" svg:stroke-color="#5e8ac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f5822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2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423cm"/>
    </style:style>
    <style:style style:name="gr8" style:family="graphic" style:parent-style-name="measure">
      <style:graphic-properties svg:stroke-width="0.053cm" svg:stroke-color="#808080" draw:marker-start-width="0.279cm" draw:marker-end-width="0.279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Bitstream Vera Sans Mono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1b75bc"/>
    </style:style>
    <style:style style:name="P4" style:family="paragraph">
      <loext:graphic-properties draw:fill="none" draw:fill-color="#ffffff"/>
      <style:text-properties fo:color="#1b75bc" style:font-name="Bitstream Vera Sans Mono"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fo:color="#f58220"/>
    </style:style>
    <style:style style:name="P6" style:family="paragraph">
      <loext:graphic-properties draw:fill="none" draw:fill-color="#ffffff"/>
      <style:text-properties fo:color="#f58220" style:font-name="Bitstream Vera Sans Mono"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T1" style:family="text">
      <style:text-properties style:font-name="Bitstream Vera Sans Mono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Bitstream Vera Sans Mono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3.667cm" svg:x2="4.175cm" svg:y2="12.811cm">
          <text:p/>
        </draw:line>
        <draw:line draw:style-name="gr1" draw:text-style-name="P1" draw:layer="layout" svg:x1="4.175cm" svg:y1="12.811cm" svg:x2="17.891cm" svg:y2="12.811cm">
          <text:p/>
        </draw:line>
        <draw:frame draw:style-name="gr2" draw:text-style-name="P2" draw:layer="layout" svg:width="2.212cm" svg:height="1.072cm" svg:x="3.159cm" svg:y="2.397cm">
          <draw:text-box>
            <text:p><text:span text:style-name="T1">Loss</text:span></text:p>
          </draw:text-box>
        </draw:frame>
        <draw:frame draw:style-name="gr3" draw:text-style-name="P2" draw:layer="layout" svg:width="3.067cm" svg:height="1.072cm" svg:x="16.24cm" svg:y="13.136cm">
          <draw:text-box>
            <text:p><text:span text:style-name="T1">Epochs</text:span></text:p>
          </draw:text-box>
        </draw:frame>
        <draw:path draw:style-name="gr4" draw:text-style-name="P1" draw:layer="layout" svg:width="6.543cm" svg:height="7.981cm" draw:transform="rotate (-1.35036124226801) translate (13.5911454441843cm 2.69589450239013cm)" svg:viewBox="0 0 6544 7982" svg:d="M0 7963c468 48 942 2 1399-104 545-125 1022-433 1464-757 399-294 748-673 999-1110 240-417 601-763 810-1195 216-445 499-848 669-1311 157-428 468-774 643-1191 175-415 253-867 452-1275l98-437 10-415-5-168">
          <text:p/>
        </draw:path>
        <draw:path draw:style-name="gr5" draw:text-style-name="P1" draw:layer="layout" svg:width="9.942cm" svg:height="7.408cm" draw:transform="rotate (-1.21265476428566) translate (11.820711851507cm 2.37008378313738cm)" svg:viewBox="0 0 9943 7409" svg:d="M0 7406c542 29 1052-166 1592-187 488-19 990-134 1481-11 550 138 1106-154 1501-525 457-431 1012-728 1532-1077 462-310 1001-537 1362-968 301-359 655-634 915-1049 242-387 347-786 609-1162 240-346 398-747 556-1140 153-377 319-753 390-1157l5-130">
          <text:p/>
        </draw:path>
        <draw:frame draw:style-name="gr6" draw:text-style-name="P4" draw:layer="layout" svg:width="4.778cm" svg:height="1.072cm" svg:x="14.335cm" svg:y="7.985cm">
          <draw:text-box>
            <text:p text:style-name="P3"><text:span text:style-name="T2">Validation</text:span></text:p>
          </draw:text-box>
        </draw:frame>
        <draw:frame draw:style-name="gr7" draw:text-style-name="P6" draw:layer="layout" svg:width="3.923cm" svg:height="1.072cm" svg:x="14.462cm" svg:y="10.723cm">
          <draw:text-box>
            <text:p text:style-name="P5"><text:span text:style-name="T2">Training</text:span></text:p>
          </draw:text-box>
        </draw:frame>
        <draw:measure draw:style-name="gr8" draw:text-style-name="P8" draw:layer="measurelines" svg:x1="13.192cm" svg:y1="9.382cm" svg:x2="13.192cm" svg:y2="11.541cm">
          <text:p text:style-name="P7"><text:measure text:kind="gap"/><text:measure text:kind="value">0.85</text:measure><text:s/><text:measure text:kind="unit">"</text:measure>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0T00:27:14.450557938</meta:creation-date>
    <dc:date>2020-06-20T01:29:18.416748074</dc:date>
    <meta:editing-duration>PT35M54S</meta:editing-duration>
    <meta:editing-cycles>5</meta:editing-cycles>
    <meta:generator>LibreOffice/6.0.7.3$Linux_X86_64 LibreOffice_project/00m0$Build-3</meta:generator>
    <meta:document-statistic meta:object-count="9"/>
  </office:meta>
</office:document-meta>
</file>